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pt" fo:letter-spacing="normal" fo:font-style="italic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74652" text:style-name="L1">
        <text:list-item>
          <text:p text:style-name="P1">zdjęcie na zdjęciu-jak najlepiej zrobić? Sekcja browser</text:p>
        </text:list-item>
        <text:list-item>
          <text:p text:style-name="P1">jak zrobić trójkąt z zaokrąglonymi wierzchołkami Footer</text:p>
        </text:list-item>
        <text:list-item>
          <text:p text:style-name="P1">jak zmienić kolor obrazka w inny sposób niż używając właściwości filter?np. Loga w footer</text:p>
        </text:list-item>
        <text:list-item>
          <text:p text:style-name="P1">zdjęcie w sekcji prelude. Kiepsko wstawione (margin -221) jak inaczej?</text:p>
        </text:list-item>
        <text:list-item>
          <text:p text:style-name="P1">Dlaczego w sekcji clients div class=logo wyświetla się na górze sekcji jak daję podgląd w inspektorze?</text:p>
        </text:list-item>
        <text:list-item>
          <text:p text:style-name="P1">Jak zmienić kolor napisu EMAIL w input footer?</text:p>
        </text:list-item>
        <text:list-item>
          <text:p text:style-name="P1">Nie jestem pewien czy nagłówek h5 w section try powinien być wstawiony jako h5. Może jakoś inaczej?</text:p>
        </text:list-item>
        <text:list-item>
          <text:p text:style-name="P1">Czy to dobry pomysł żeby loga w footer było listą?</text:p>
        </text:list-item>
        <text:list-item>
          <text:p text:style-name="P1">Czy jest sens robić coś takiego:</text:p>
          <text:p text:style-name="P1">header {</text:p>
          <text:p text:style-name="P1"><text:tab/>width:100%;</text:p>
          <text:p text:style-name="P1"><text:tab/>height: 810px;</text:p>
          <text:p text:style-name="P1"><text:tab/>background-image: url("image/photo-1433354359170-23a4ae7338c6.jpg");</text:p>
          <text:p text:style-name="P1">}</text:p>
          <text:p text:style-name="P1"/>
          <text:p text:style-name="P1">.clients {</text:p>
          <text:p text:style-name="P1"><text:tab/>height: 650px;</text:p>
          <text:p text:style-name="P1"><text:tab/>background-color: #1f2026;</text:p>
          <text:p text:style-name="P1"><text:tab/>background-image: url("image/bground.png");</text:p>
          <text:p text:style-name="P1">}</text:p>
          <text:p text:style-name="P1"/>
          <text:p text:style-name="P1">header, .clients {</text:p>
          <text:p text:style-name="P1"><text:tab/>background-color: transparent;</text:p>
          <text:p text:style-name="P1"><text:tab/>background-size: cover;</text:p>
          <text:p text:style-name="P1"><text:tab/>text-align: center;</text:p>
          <text:p text:style-name="P1">}</text:p>
          <text:p text:style-name="P1">zamiast:</text:p>
          <text:p text:style-name="P1">header {</text:p>
          <text:p text:style-name="P1"><text:tab/>width:100%;</text:p>
          <text:p text:style-name="P1"><text:tab/>height: 810px;</text:p>
          <text:p text:style-name="P1"><text:tab/>text-align: center;</text:p>
          <text:p text:style-name="P1"><text:tab/>background-size: cover;</text:p>
          <text:p text:style-name="P1"><text:tab/>background-image: url("image/photo-1433354359170-23a4ae7338c6.jpg");</text:p>
          <text:p text:style-name="P1"><text:tab/>background-color: transparent;</text:p>
          <text:p text:style-name="P1">}</text:p>
          <text:p text:style-name="P1"/>
          <text:p text:style-name="P1">.clients {</text:p>
          <text:p text:style-name="P1"><text:tab/>height: 650px;</text:p>
          <text:p text:style-name="P1"><text:tab/>background-color: #1f2026;</text:p>
          <text:p text:style-name="P1"><text:tab/>text-align: center;</text:p>
          <text:p text:style-name="P1"><text:tab/>background-size: cover;</text:p>
          <text:p text:style-name="P1"><text:tab/>background-image: url("image/bground.png");</text:p>
          <text:p text:style-name="P1"><text:tab/>background-color: transparent;</text:p>
          <text:p text:style-name="P1">}</text:p>
        </text:list-item>
        <text:list-item>
          <text:p text:style-name="P1">nie wiem o co do końca chodzi w 3 Twojej uwadze z maila 22 marca </text:p>
          <text:p text:style-name="P1">(<text:span text:style-name="T1">Plik css wygląda już całkiem całkiem. Przyczepiłabym się tylko do paru rzeczy. O ile jest to możliwe zagnieżdżaj style. Czyli np:<text:line-break/><text:line-break/></text:span><text:span text:style-name="T2">background-size: cover;<text:line-break/>background-image: url("C:/Users/KASIA i PIOTR/Desktop/www/zadanie2/photo-1433354359170-23a4ae7338c6.jpg");<text:line-break/>background-color: transparent;</text:span><text:span text:style-name="T1"><text:line-break/></text:span><text:soft-page-break/><text:span text:style-name="T1">Można by to zapisać w jednej lini.)</text:span>. Dosłownie w jednej linii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ia Rybak</meta:initial-creator>
    <meta:creation-date>2017-04-07T12:57:50.40</meta:creation-date>
    <dc:date>2017-04-11T13:21:29.43</dc:date>
    <dc:creator>Kasia Rybak</dc:creator>
    <meta:editing-duration>PT3H44M53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2" meta:paragraph-count="43" meta:word-count="244" meta:character-count="1777"/>
  </office:meta>
</office:document-meta>
</file>